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tags</text:p>
          </table:table-cell>
          <table:table-cell office:value-type="string">
            <text:p>is_listed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>required_resources</text:p>
          </table:table-cell>
          <table:table-cell office:value-type="string">
            <text:p>potential</text:p>
          </table:table-cell>
          <table:table-cell office:value-type="string">
            <text:p>allow</text:p>
          </table:table-cell>
          <table:table-cell office:value-type="string">
            <text:p>prerequisites</text:p>
          </table:table-cell>
          <table:table-cell office:value-type="string">
            <text:p>planet_modifier</text:p>
          </table:table-cell>
          <table:table-cell office:value-type="string">
            <text:p>ai_allow</text:p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energy</text:p>
          </table:table-cell>
          <table:table-cell office:value-type="string">
            <text:p>new_building_content_enabled</text:p>
          </table:table-cell>
          <table:table-cell office:value-type="string">
            <text:p>requires_capital_2</text:p>
          </table:table-cell>
          <table:table-cell office:value-type="string">
            <text:p/>
          </table:table-cell>
          <table:table-cell office:value-type="string">
            <text:p>static_planet_resource_minerals_add</text:p>
          </table:table-cell>
          <table:table-cell office:value-type="string">
            <text:p>replicator_ai_allow</text:p>
          </table:table-cell>
          <table:table-cell office:value-type="string">
            <text:p>weigh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>from.owne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replicator</text:p>
          </table:table-cell>
          <table:table-cell office:value-type="string">
            <text:p>{ replicator_building }</text:p>
          </table:table-cell>
          <table:table-cell office:value-type="string">
            <text:p>yes</text:p>
          </table:table-cell>
          <table:table-cell office:value-type="string">
            <text:p>720</text:p>
          </table:table-cell>
          <table:table-cell office:value-type="string">
            <text:p>500</text:p>
          </table:table-cell>
          <table:table-cell office:value-type="string">
            <text:p>5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{ "tech_matter_generator" }</text:p>
          </table:table-cell>
          <table:table-cell office:value-type="string">
            <text:p>30</text:p>
          </table:table-cell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minerals_focus_factor_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6</meta:generator>
  </office:meta>
</office:document-meta>
</file>